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7-2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14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5-01-2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16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15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11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1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10-2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8-0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5-03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1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19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13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13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19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10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19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2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14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0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8-1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6-0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1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1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1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0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04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1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16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5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1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18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1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11-1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b22-12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2017-08-31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862" meta:object-count="0"/>
    <meta:user-defined meta:name="AppVersion">3.0</meta:user-defined>
  </office:meta>
</office:document-meta>
</file>